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683c" officeooo:paragraph-rsid="000c683c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e178d" officeooo:paragraph-rsid="000e178d"/>
    </style:style>
    <style:style style:name="P3" style:family="paragraph" style:parent-style-name="Standard" style:list-style-name="L3">
      <style:paragraph-properties fo:text-align="start" style:justify-single-word="false"/>
      <style:text-properties style:text-underline-style="none" officeooo:rsid="000e178d" officeooo:paragraph-rsid="000e178d"/>
    </style:style>
    <style:style style:name="P4" style:family="paragraph" style:parent-style-name="Standard" style:list-style-name="L9">
      <style:paragraph-properties fo:text-align="start" style:justify-single-word="false"/>
      <style:text-properties style:text-underline-style="none" officeooo:rsid="000e61ec" officeooo:paragraph-rsid="000e61ec"/>
    </style:style>
    <style:style style:name="P5" style:family="paragraph" style:parent-style-name="Standard" style:list-style-name="L9">
      <style:paragraph-properties fo:text-align="start" style:justify-single-word="false"/>
      <style:text-properties style:text-underline-style="none" officeooo:rsid="000f1f3c" officeooo:paragraph-rsid="000f1f3c"/>
    </style:style>
    <style:style style:name="P6" style:family="paragraph" style:parent-style-name="Standard" style:list-style-name="L9">
      <style:paragraph-properties fo:text-align="start" style:justify-single-word="false"/>
      <style:text-properties style:text-underline-style="none" officeooo:rsid="000fe63a" officeooo:paragraph-rsid="000fe63a"/>
    </style:style>
    <style:style style:name="P7" style:family="paragraph" style:parent-style-name="Standard" style:list-style-name="L10">
      <style:paragraph-properties fo:text-align="start" style:justify-single-word="false"/>
      <style:text-properties style:text-underline-style="none" officeooo:rsid="001354d7" officeooo:paragraph-rsid="001354d7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3c594" officeooo:paragraph-rsid="0013c594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0e178d"/>
    </style:style>
    <style:style style:name="T1" style:family="text">
      <style:text-properties style:text-underline-style="none" officeooo:rsid="000e178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1c5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lict and Tension</text:p>
      <text:p text:style-name="P2">1760 → Taxes</text:p>
      <text:list xml:id="list1968645726134736690" text:style-name="L2">
        <text:list-item>
          <text:p text:style-name="P9"><text:span text:style-name="T1">Townshend is in between the taxes and the Boston Massacre</text:span></text:p>
        </text:list-item>
      </text:list>
      <text:p text:style-name="P2">1770 → Boston Massacre</text:p>
      <text:list xml:id="list1145226220440381014" text:style-name="L3">
        <text:list-item>
          <text:p text:style-name="P3">Tea act</text:p>
        </text:list-item>
      </text:list>
      <text:p text:style-name="P2">1774 → <text:span text:style-name="T2">Coercive Acts</text:span> - <text:s/>4 laws which only applied to Massachusetts</text:p>
      <text:list xml:id="list1422028773260266231" text:style-name="L9">
        <text:list-item>
          <text:p text:style-name="P4">Port Act – shuts down harbors, denying Massachusetts money</text:p>
        </text:list-item>
        <text:list-item>
          <text:p text:style-name="P4">Adminstration of Justice Act – gets rid of Massachusetts courts, all justice had to go through England</text:p>
        </text:list-item>
        <text:list-item>
          <text:p text:style-name="P5">Quartering Act – had to provide room and board to soldiers</text:p>
        </text:list-item>
        <text:list-item>
          <text:p text:style-name="P6">Mass Government Act – restricted local government</text:p>
        </text:list-item>
        <text:list-item>
          <text:p text:style-name="P6">Quebec Act – unintentionally <text:span text:style-name="T3">pissed off the colonists; said that the people of Quebec had lots of freedoms, especially freedom of religion. </text:span></text:p>
        </text:list-item>
      </text:list>
      <text:list xml:id="list8899666895895212544" text:style-name="L10">
        <text:list-item>
          <text:p text:style-name="P7">The Roman Catholics were allowed to practice their religion, while New Englanders were forced to practice a certain religion.</text:p>
        </text:list-item>
      </text:list>
      <text:p text:style-name="P8"/>
      <text:p text:style-name="P8">After the Coercive Acts, Bunker Hill happens. See yesterday's no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0:43:24.372811220</meta:creation-date>
    <dc:date>2014-09-18T10:58:59.944830894</dc:date>
    <meta:editing-duration>PT15M31S</meta:editing-duration>
    <meta:editing-cycles>9</meta:editing-cycles>
    <meta:generator>LibreOffice/4.3.1.2$Linux_X86_64 LibreOffice_project/430m0$Build-2</meta:generator>
    <meta:document-statistic meta:table-count="0" meta:image-count="0" meta:object-count="0" meta:page-count="1" meta:paragraph-count="13" meta:word-count="132" meta:character-count="797" meta:non-whitespace-character-count="679"/>
  </office:meta>
</office:document-meta>
</file>